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text-indent="0.3937in"/>
    </style:style>
    <style:style style:name="P18" style:parent-style-name="Číslovanýseznam" style:family="paragraph"/>
    <style:style style:name="P19" style:parent-style-name="Číslovanýseznam" style:family="paragraph"/>
    <style:style style:name="P20" style:parent-style-name="Číslovanýseznam" style:family="paragraph"/>
    <style:style style:name="P21" style:parent-style-name="Číslovanýseznam" style:family="paragraph"/>
    <style:style style:name="P22" style:parent-style-name="Základnítext" style:family="paragraph">
      <style:paragraph-properties fo:text-indent="0.3937in"/>
    </style:style>
    <style:style style:name="P23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25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26" style:parent-style-name="Základnítext" style:family="paragraph">
      <style:text-properties style:text-underline-type="single" style:text-underline-style="solid" style:text-underline-width="auto" style:text-underline-mode="continuous"/>
    </style:style>
    <style:style style:name="P27" style:parent-style-name="Základnítext" style:family="paragraph">
      <style:paragraph-properties fo:keep-with-next="always"/>
    </style:style>
    <style:style style:name="P28" style:parent-style-name="Číslovanýseznam" style:family="paragraph"/>
    <style:style style:name="P29" style:parent-style-name="Číslovanýseznam" style:family="paragraph"/>
    <style:style style:name="P30" style:parent-style-name="Číslovanýseznam" style:family="paragraph"/>
    <style:style style:name="P31" style:parent-style-name="Číslovanýseznam" style:family="paragraph"/>
    <style:style style:name="T32" style:parent-style-name="instrukce" style:family="text">
      <style:text-properties style:use-window-font-color="true"/>
    </style:style>
    <style:style style:name="P33" style:parent-style-name="Základnítext" style:family="paragraph">
      <style:text-properties fo:background-color="#FFFF00"/>
    </style:style>
    <style:style style:name="P34" style:parent-style-name="Základnítext" style:family="paragraph">
      <style:text-properties fo:background-color="#FFFF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8/2018<text:bookmark-end text:name="Text14"/></text:p>
            <text:p text:style-name="Normální">KVOP-52797/2018<text:bookmark-end text:name="Text2"/></text:p>
            <text:p text:style-name="Normální"><text:bookmark-start text:name="Text6"/>06. 12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V. V.</text:p>
            <text:p text:style-name="Normální">nar.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 a rozhodnutí o částečném odmítnutí žádosti</text:h>
      <text:p text:style-name="Základnítext">Vážený pane V.,</text:p>
      <text:p text:style-name="P17">dne 28. listopadu 2018 byla do Kanceláře veřejného ochránce práv doručena Vaše žádost podle zákona č. 106/1999 Sb., o svobodném přístupu k informacím, ve znění pozdějších předpisů, kterou žádáte<text:s/>publikace:</text:p>
      <text:list text:style-name="LFO9" text:continue-numbering="true">
        <text:list-item>
          <text:p text:style-name="P18">Policejní cely</text:p>
        </text:list-item>
        <text:list-item>
          <text:p text:style-name="P19">Rodina a dítě I + II</text:p>
        </text:list-item>
        <text:list-item>
          <text:p text:style-name="P20">Doporučení VOP</text:p>
        </text:list-item>
        <text:list-item>
          <text:p text:style-name="P21">Ombudsman a lidská práva</text:p>
        </text:list-item>
      </text:list>
      <text:p text:style-name="P22">Ve smyslu zákona o svobodném přístupu k informacím,<text:s/><text:span text:style-name="Silné">se poskytují níže uvedené informace</text:span>:</text:p>
      <text:p text:style-name="P23">K bodu č. 1</text:p>
      <text:p text:style-name="Základnítext"><text:span text:style-name="Zdůraznění">Zpráva veřejného ochránce práv ze systematických návštěv Policejních cel (2017)</text:span></text:p>
      <text:p text:style-name="P24">K bodu č. 2</text:p>
      <text:p text:style-name="Základnítext"><text:span text:style-name="Zdůraznění">Sborník stanovisek veřejného ochránce práv Rodina a dítě (2007)</text:span></text:p>
      <text:p text:style-name="Základnítext"><text:span text:style-name="Zdůraznění">Sborník stanovisek veřejného ochránce práv Rodina a dítě II (2017)</text:span></text:p>
      <text:p text:style-name="P25">K bodu č. 3</text:p>
      <text:p text:style-name="Základnítext"><text:span text:style-name="Zdůraznění">Výroční zpráva veřejného ochránce práv za rok 2017</text:span>, jejíž součástí jsou žadatelem požadovaná doporučení veřejného ochránce práv, která byla uplatněna v roce 2017.</text:p>
      <text:p text:style-name="P26">K bodu č. 4</text:p>
      <text:p text:style-name="Základnítext">Tuto informaci nelze poskytnout, blíže viz rozhodnutí o odmítnutí informací.</text:p>
      <text:p text:style-name="P27"><text:span text:style-name="Silné">Současně</text:span></text:p>
      <text:p text:style-name="Základnítext"><text:span text:style-name="Silné">vydává Kancelář veřejného ochránce práv</text:span><text:s/>jako povinný subjekt dle ustanovení § 2 odst. 1 zákona č. 106/1999 Sb., o svobodném přístupu k informacím, ve znění pozdějších předpisů, a současně jako osoba pověřená v souladu s ustanovením § 25 odst. 2 zákona č. 349/1999<text:s/><text:soft-page-break/>Sb., o veřejném ochránci práv, ve znění pozdějších předpisů, veřejným ochráncem práv k plnění povinností veřejného ochránce práv podle zákona o svobodném přístupu k informacím, v souladu s ustanovením § 15 a ustanovením § 20 odst. 4 písm. a) zákona o svobodném přístupu k informacím, ve spojení s ustanovením § 67 a násl. zákona č. 500/2004 Sb., správní řád, ve znění pozdějších předpisů toto</text:p>
      <text:h text:style-name="Nadpis1" text:outline-level="1">rozhodnutí,</text:h>
      <text:p text:style-name="Základnítext">kterým se<text:s/><text:span text:style-name="Silné">částečně odmítá</text:span><text:s/>žádost<text:s/>pana V. V., nar.<text:s/>x, t. č. ve<text:s/>xxxxx,<text:s/>ze dne<text:s/>28. listopadu 2018 podle ustanovení § 11 odst. 2 písm. c)<text:s/>zákona o svobodném přístupu k informacím.</text:p>
      <text:h text:style-name="Nadpis1" text:outline-level="1">Odůvodnění</text:h>
      <text:p text:style-name="Základnítext">Dne 28. listopadu 2018 se na Kancelář veřejného ochránce práv obrátil<text:s/>žadatel<text:s/>s žádostí o poskytnutí informace podle<text:s/>zákona o svobodném přístupu k informacím.</text:p>
      <text:p text:style-name="Základnítext">Požadoval následující informace:</text:p>
      <text:list text:style-name="LFO9">
        <text:list-item text:start-value="1">
          <text:p text:style-name="P28">Policejní cely</text:p>
        </text:list-item>
        <text:list-item>
          <text:p text:style-name="P29">Rodina a dítě I + II</text:p>
        </text:list-item>
        <text:list-item>
          <text:p text:style-name="P30">Doporučení VOP</text:p>
        </text:list-item>
        <text:list-item>
          <text:p text:style-name="P31">Ombudsman a lidská práva</text:p>
        </text:list-item>
      </text:list>
      <text:p text:style-name="Základnítext">V souladu s ustanovením<text:s/><text:span text:style-name="T32">§ 15 odst. 1 ve spojení s ustanovením § 11 odst. 2 písm. c) zákona o svobodném přístupu k informacím</text:span><text:s/>byla žádost, co do bodu č. 4, částečně odmítnuta, protože poskytnutím publikace Ombudsman a lidská práva by bylo zasaženo do autorských práv její autorky, Mgr. Anny Šabatové, PhD. Skutečnost, že autorka v současnosti zastává funkci veřejné ochránkyně práv, nemá na vyřízení této žádosti žádný vliv. Výkon majetkových práv k dané publikaci jí totiž náleží jakožto fyzické osobě a Kancelář veřejného ochránce práv tak není žadateli oprávněna poskytnout dotyčné soukromé dílo, neboť mu nenáleží.</text:p>
      <text:p text:style-name="Základnítext">Veškeré ostatní požadované informace byly žadateli poskytnuty a doručeny spolu s tímto rozhodnutím.</text:p>
      <text:h text:style-name="Nadpis1" text:outline-level="1">Poučení</text:h>
      <text:p text:style-name="Základnítext">Proti tomuto rozhodnutí lze v souladu s ustanovením § 16 zákona o svobodném přístupu k informacím a v souladu se Zásadami pro poskytování informací Kanceláří veřejného ochránce práv (viz<text:s/><text:span text:style-name="Hypertextovýodkaz">www.ochrance.cz</text:span>), podat ve lhůtě 15 dnů od jeho doručení odvolání k vedoucímu Kanceláře<text:s/>veřejného ochránce práv prostřednictvím<text:s/>ředitelky právní sekce.</text:p>
      <text:p text:style-name="P33"/>
      <text:p text:style-name="P34"/>
      <text:p text:style-name="podpis">Mgr. Petra Zdražilová</text:p>
      <text:p text:style-name="podpis">ředitelka právní sekce</text:p>
      <text:p text:style-name="podpis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1MI1*</text:span>*KVOPX0091MI1*</text:p>
        <text:p text:style-name="P12"><text:span text:style-name="T13">KVOPX0091MI1</text:span>KVOPX0091MI1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29T12:36:00Z</meta:creation-date>
    <dc:date>2019-01-29T12:38:00Z</dc:date>
    <meta:print-date>2016-06-27T08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6" meta:word-count="487" meta:character-count="3360" meta:row-count="23" meta:non-whitespace-character-count="2879"/>
  </office:meta>
</office:document-meta>
</file>